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Ubuntu" fo:font-size="10pt" fo:font-weight="bold" officeooo:paragraph-rsid="001eabeb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Ubuntu" fo:font-size="10pt" fo:font-weight="bold" officeooo:paragraph-rsid="001fff56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Ubuntu" fo:font-size="10pt" fo:font-weight="bold" officeooo:rsid="0023bca0" officeooo:paragraph-rsid="001fff56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Ubuntu" fo:font-size="10pt" fo:font-weight="bold" officeooo:rsid="00257281" officeooo:paragraph-rsid="002742c6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Ubuntu" fo:font-size="10pt" fo:font-weight="bold" officeooo:rsid="00288377" officeooo:paragraph-rsid="00288377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Ubuntu" fo:font-size="10pt" fo:font-weight="bold" officeooo:rsid="00302f1c" officeooo:paragraph-rsid="00302f1c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Ubuntu" fo:font-size="10pt" fo:font-weight="bold" officeooo:rsid="002cfbae" officeooo:paragraph-rsid="002cfbae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Ubuntu" fo:font-size="10pt" fo:font-weight="bold" officeooo:rsid="0035fe87" officeooo:paragraph-rsid="0035fe87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Ubuntu" fo:font-size="10pt" fo:font-weight="bold" officeooo:rsid="002cf6de" officeooo:paragraph-rsid="002cf6de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Ubuntu" fo:font-size="10pt" fo:font-weight="bold" officeooo:rsid="003215c3" officeooo:paragraph-rsid="003215c3" style:font-size-asian="8.75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Ubuntu" fo:font-size="10pt" fo:font-weight="bold" officeooo:rsid="003215c3" officeooo:paragraph-rsid="0035fe87" style:font-size-asian="8.75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Ubuntu" fo:font-size="10pt" fo:font-weight="bold" officeooo:rsid="0035fe87" officeooo:paragraph-rsid="0035fe87" style:font-size-asian="8.75pt" style:font-weight-asian="bold" style:font-size-complex="10pt" style:font-weight-complex="bold"/>
    </style:style>
    <style:style style:name="P14" style:family="paragraph" style:parent-style-name="Standard">
      <style:text-properties style:font-name="Ubuntu" fo:font-size="10pt" style:font-size-asian="10pt" style:font-size-complex="10pt"/>
    </style:style>
    <style:style style:name="P15" style:family="paragraph" style:parent-style-name="Standard">
      <style:text-properties style:font-name="Ubuntu" fo:font-size="10pt" officeooo:paragraph-rsid="001eabeb" style:font-size-asian="10pt" style:font-size-complex="10pt"/>
    </style:style>
    <style:style style:name="P16" style:family="paragraph" style:parent-style-name="Standard">
      <style:text-properties style:font-name="Ubuntu" fo:font-size="10pt" officeooo:paragraph-rsid="001fff56" style:font-size-asian="10pt" style:font-size-complex="10pt"/>
    </style:style>
    <style:style style:name="P17" style:family="paragraph" style:parent-style-name="Standard">
      <style:text-properties style:font-name="Ubuntu" fo:font-size="10pt" fo:font-weight="normal" officeooo:rsid="001fff56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Ubuntu" fo:font-size="10pt" fo:font-weight="normal" officeooo:rsid="001fff56" officeooo:paragraph-rsid="001fff56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Ubuntu" fo:font-size="10pt" fo:font-weight="normal" officeooo:rsid="0021ced8" officeooo:paragraph-rsid="001fff56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Ubuntu" fo:font-size="10pt" fo:font-weight="normal" officeooo:rsid="002742c6" officeooo:paragraph-rsid="001fff56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Ubuntu" fo:font-size="10pt" fo:font-weight="normal" officeooo:rsid="00288377" officeooo:paragraph-rsid="00288377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Ubuntu" fo:font-size="10pt" fo:font-weight="normal" officeooo:rsid="00302f1c" officeooo:paragraph-rsid="00302f1c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Ubuntu" fo:font-size="10pt" fo:font-weight="normal" officeooo:rsid="002cfbae" officeooo:paragraph-rsid="002cfbae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Ubuntu" fo:font-size="10pt" fo:font-weight="normal" officeooo:rsid="002cfbae" officeooo:paragraph-rsid="002ecddb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Ubuntu" fo:font-size="10pt" fo:font-weight="normal" officeooo:rsid="0031b660" officeooo:paragraph-rsid="00302f1c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Ubuntu" fo:font-size="10pt" fo:font-weight="normal" officeooo:rsid="0035fe87" officeooo:paragraph-rsid="0035fe87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Ubuntu" fo:font-size="10pt" fo:font-weight="normal" officeooo:rsid="002cf6de" officeooo:paragraph-rsid="002cf6de" style:font-size-asian="8.75pt" style:font-weight-asian="normal" style:font-size-complex="10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Ubuntu" fo:font-size="10pt" fo:font-weight="normal" officeooo:rsid="00340c66" officeooo:paragraph-rsid="003215c3" style:font-size-asian="8.75pt" style:font-weight-asian="normal" style:font-size-complex="10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Ubuntu" fo:font-size="10pt" fo:font-weight="normal" officeooo:rsid="0035fe87" officeooo:paragraph-rsid="0035fe87" style:font-size-asian="8.75pt" style:font-weight-asian="normal" style:font-size-complex="10pt" style:font-weight-complex="normal"/>
    </style:style>
    <style:style style:name="P30" style:family="paragraph" style:parent-style-name="Standard">
      <style:text-properties style:font-name="Ubuntu" fo:font-weight="normal" officeooo:rsid="001fff56" officeooo:paragraph-rsid="001fff56" style:font-weight-asian="normal" style:font-weight-complex="normal"/>
    </style:style>
    <style:style style:name="P31" style:family="paragraph" style:parent-style-name="Standard">
      <style:text-properties style:font-name="Ubuntu" fo:font-weight="normal" officeooo:rsid="001fff56" officeooo:paragraph-rsid="002742c6" style:font-weight-asian="normal" style:font-weight-complex="normal"/>
    </style:style>
    <style:style style:name="P32" style:family="paragraph" style:parent-style-name="Standard">
      <style:text-properties style:font-name="Ubuntu" fo:font-weight="normal" officeooo:rsid="002742c6" officeooo:paragraph-rsid="00288377" style:font-weight-asian="normal" style:font-weight-complex="normal"/>
    </style:style>
    <style:style style:name="P33" style:family="paragraph" style:parent-style-name="Standard">
      <style:text-properties style:font-name="Ubuntu" fo:font-weight="normal" officeooo:rsid="002cf6de" officeooo:paragraph-rsid="002cf6de" style:font-weight-asian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Ubuntu" fo:font-size="15pt" fo:font-weight="bold" officeooo:paragraph-rsid="002742c6" style:font-size-asian="15pt" style:font-weight-asian="bold" style:font-size-complex="15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Ubuntu" fo:font-size="13pt" fo:font-weight="normal" officeooo:rsid="002742c6" officeooo:paragraph-rsid="002742c6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Ubuntu" fo:font-size="13pt" fo:font-weight="bold" officeooo:paragraph-rsid="002742c6" style:font-size-asian="13pt" style:font-weight-asian="bold" style:font-size-complex="13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Ubuntu" fo:font-size="13pt" fo:font-weight="bold" officeooo:rsid="002742c6" officeooo:paragraph-rsid="002742c6" style:font-size-asian="11.3500003814697pt" style:font-weight-asian="bold" style:font-size-complex="13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Ubuntu" fo:font-size="13pt" fo:font-weight="bold" officeooo:rsid="002cf6de" officeooo:paragraph-rsid="002cf6de" style:font-size-asian="11.3500003814697pt" style:font-weight-asian="bold" style:font-size-complex="13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Ubuntu" fo:font-size="13pt" fo:font-weight="bold" officeooo:rsid="0035fe87" officeooo:paragraph-rsid="0035fe87" style:font-size-asian="11.3500003814697pt" style:font-weight-asian="bold" style:font-size-complex="13pt" style:font-weight-complex="bold"/>
    </style:style>
    <style:style style:name="P40" style:family="paragraph" style:parent-style-name="Standard">
      <style:text-properties style:font-name="Ubuntu" fo:font-weight="bold" officeooo:rsid="00288377" officeooo:paragraph-rsid="00288377" style:font-weight-asian="bold" style:font-weight-complex="bold"/>
    </style:style>
    <style:style style:name="P41" style:family="paragraph" style:parent-style-name="Standard">
      <style:text-properties style:font-name="Ubuntu" fo:font-weight="bold" officeooo:rsid="002cfbae" officeooo:paragraph-rsid="002cfbae" style:font-weight-asian="bold" style:font-weight-complex="bold"/>
    </style:style>
    <style:style style:name="P42" style:family="paragraph" style:parent-style-name="Standard">
      <style:text-properties style:font-name="Ubuntu" fo:font-weight="bold" officeooo:rsid="002cfbae" officeooo:paragraph-rsid="002ecddb" style:font-weight-asian="bold" style:font-weight-complex="bold"/>
    </style:style>
    <style:style style:name="P43" style:family="paragraph" style:parent-style-name="Standard">
      <style:text-properties style:font-name="Ubuntu" fo:font-weight="bold" officeooo:rsid="00302f1c" officeooo:paragraph-rsid="00302f1c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Ubuntu" fo:font-size="10pt" fo:font-weight="bold" officeooo:rsid="003215c3" officeooo:paragraph-rsid="0035fe87" style:font-size-asian="8.75pt" style:font-weight-asian="bold" style:font-size-complex="10pt" style:font-weight-complex="bold"/>
    </style:style>
    <style:style style:name="P45" style:family="paragraph" style:parent-style-name="Standard">
      <style:text-properties style:font-name="Ubuntu" fo:font-size="10pt" fo:font-weight="bold" officeooo:rsid="0037ebce" officeooo:paragraph-rsid="0037ebce" style:font-size-asian="10pt" style:font-weight-asian="bold" style:font-size-complex="10pt" style:font-weight-complex="bold"/>
    </style:style>
    <style:style style:name="P46" style:family="paragraph" style:parent-style-name="Standard">
      <style:text-properties style:font-name="Ubuntu" fo:font-size="10pt" fo:font-weight="bold" officeooo:rsid="003adaaa" officeooo:paragraph-rsid="003adaaa" style:font-size-asian="10pt" style:font-weight-asian="bold" style:font-size-complex="10pt" style:font-weight-complex="bold"/>
    </style:style>
    <style:style style:name="P47" style:family="paragraph" style:parent-style-name="Standard">
      <style:text-properties style:font-name="Ubuntu" fo:font-size="10pt" fo:font-weight="normal" officeooo:rsid="002cfbae" officeooo:paragraph-rsid="002ecddb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font-name="Ubuntu" fo:font-size="13pt" fo:font-weight="bold" officeooo:rsid="0039c25e" officeooo:paragraph-rsid="0039c25e" style:font-size-asian="11.3500003814697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abeb" style:font-weight-asian="bold" style:font-weight-complex="bold"/>
    </style:style>
    <style:style style:name="T3" style:family="text">
      <style:text-properties fo:font-weight="bold" officeooo:rsid="00257281" style:font-weight-asian="bold" style:font-weight-complex="bold"/>
    </style:style>
    <style:style style:name="T4" style:family="text">
      <style:text-properties fo:font-weight="bold" officeooo:rsid="00376c8b" style:font-weight-asian="bold" style:font-weight-complex="bold"/>
    </style:style>
    <style:style style:name="T5" style:family="text">
      <style:text-properties officeooo:rsid="001fff56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fff56" style:font-weight-asian="normal" style:font-weight-complex="normal"/>
    </style:style>
    <style:style style:name="T8" style:family="text">
      <style:text-properties fo:font-weight="normal" officeooo:rsid="0021ced8" style:font-weight-asian="normal" style:font-weight-complex="normal"/>
    </style:style>
    <style:style style:name="T9" style:family="text">
      <style:text-properties fo:font-weight="normal" officeooo:rsid="0022aa79" style:font-weight-asian="normal" style:font-weight-complex="normal"/>
    </style:style>
    <style:style style:name="T10" style:family="text">
      <style:text-properties fo:font-weight="normal" officeooo:rsid="00340c66" style:font-weight-asian="normal" style:font-weight-complex="normal"/>
    </style:style>
    <style:style style:name="T11" style:family="text">
      <style:text-properties fo:font-weight="normal" officeooo:rsid="003bfc1d" style:font-weight-asian="normal" style:font-weight-complex="normal"/>
    </style:style>
    <style:style style:name="T12" style:family="text">
      <style:text-properties officeooo:rsid="0021ced8"/>
    </style:style>
    <style:style style:name="T13" style:family="text">
      <style:text-properties fo:font-style="italic" style:text-underline-style="none" officeooo:rsid="0021ced8" style:font-style-asian="italic" style:font-style-complex="italic"/>
    </style:style>
    <style:style style:name="T14" style:family="text">
      <style:text-properties officeooo:rsid="0023bca0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officeooo:rsid="0023bca0" style:font-size-asian="10pt" style:font-size-complex="10pt"/>
    </style:style>
    <style:style style:name="T17" style:family="text">
      <style:text-properties fo:font-size="10pt" officeooo:rsid="00246d85" style:font-size-asian="10pt" style:font-size-complex="10pt"/>
    </style:style>
    <style:style style:name="T18" style:family="text">
      <style:text-properties fo:font-size="10pt" officeooo:rsid="00257281" style:font-size-asian="10pt" style:font-size-complex="10pt"/>
    </style:style>
    <style:style style:name="T19" style:family="text">
      <style:text-properties fo:font-size="10pt" officeooo:rsid="002742c6" style:font-size-asian="10pt" style:font-size-complex="10pt"/>
    </style:style>
    <style:style style:name="T20" style:family="text">
      <style:text-properties fo:font-size="10pt" officeooo:rsid="0029eb1e" style:font-size-asian="10pt" style:font-size-complex="10pt"/>
    </style:style>
    <style:style style:name="T21" style:family="text">
      <style:text-properties fo:font-size="10pt" officeooo:rsid="002ecddb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weight="bold" officeooo:rsid="0023bca0" style:font-size-asian="10pt" style:font-weight-asian="bold" style:font-size-complex="10pt" style:font-weight-complex="bold"/>
    </style:style>
    <style:style style:name="T24" style:family="text">
      <style:text-properties fo:font-size="10pt" fo:font-weight="bold" officeooo:rsid="00246d85" style:font-size-asian="10pt" style:font-weight-asian="bold" style:font-size-complex="10pt" style:font-weight-complex="bold"/>
    </style:style>
    <style:style style:name="T25" style:family="text">
      <style:text-properties fo:font-size="10pt" fo:font-weight="bold" officeooo:rsid="00257281" style:font-size-asian="10pt" style:font-weight-asian="bold" style:font-size-complex="10pt" style:font-weight-complex="bold"/>
    </style:style>
    <style:style style:name="T26" style:family="text">
      <style:text-properties fo:font-size="10pt" fo:font-weight="normal" style:font-size-asian="10pt" style:font-weight-asian="normal" style:font-size-complex="10pt" style:font-weight-complex="normal"/>
    </style:style>
    <style:style style:name="T27" style:family="text">
      <style:text-properties fo:font-size="10pt" fo:font-weight="normal" officeooo:rsid="002b1837" style:font-size-asian="10pt" style:font-weight-asian="normal" style:font-size-complex="10pt" style:font-weight-complex="normal"/>
    </style:style>
    <style:style style:name="T28" style:family="text">
      <style:text-properties fo:font-size="10pt" fo:font-weight="normal" officeooo:rsid="002ecddb" style:font-size-asian="10pt" style:font-weight-asian="normal" style:font-size-complex="10pt" style:font-weight-complex="normal"/>
    </style:style>
    <style:style style:name="T29" style:family="text">
      <style:text-properties fo:font-size="10pt" fo:font-weight="normal" officeooo:rsid="00288377" style:font-size-asian="10pt" style:font-weight-asian="normal" style:font-size-complex="10pt" style:font-weight-complex="normal"/>
    </style:style>
    <style:style style:name="T30" style:family="text">
      <style:text-properties officeooo:rsid="00246d85"/>
    </style:style>
    <style:style style:name="T31" style:family="text">
      <style:text-properties officeooo:rsid="0035fe87"/>
    </style:style>
    <style:style style:name="T32" style:family="text">
      <style:text-properties officeooo:rsid="00376c8b"/>
    </style:style>
    <style:style style:name="T33" style:family="text">
      <style:text-properties officeooo:rsid="0037eb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Github</text:p>
      <text:p text:style-name="P34"/>
      <text:p text:style-name="P36">C<text:span text:style-name="T32">omandi base</text:span></text:p>
      <text:p text:style-name="P2">git init</text:p>
      <text:p text:style-name="P15"><text:span text:style-name="T1"><text:tab/></text:span>inizializza la cartella git (storico salvataggi file)</text:p>
      <text:p text:style-name="P14"/>
      <text:p text:style-name="P2">git status</text:p>
      <text:p text:style-name="P15"><text:span text:style-name="T1"><text:tab/></text:span>mostra lo stato dei file all’interno del progetto</text:p>
      <text:p text:style-name="P14"/>
      <text:p text:style-name="P15"><text:span text:style-name="T1">git add</text:span> </text:p>
      <text:p text:style-name="P15"><text:tab/>aggiunge i file all’interno della repo git.</text:p>
      <text:p text:style-name="P14"><text:tab/><text:span text:style-name="T1">git add .</text:span> <text:s/>: aggiunge tutti i file.</text:p>
      <text:p text:style-name="P14"><text:tab/><text:span text:style-name="T1">git add &lt;nomefile&gt; </text:span>: aggiunge il file &lt;nomefile&gt; alla repo git (è possibile indicare più file da <text:tab/>aggiungere).</text:p>
      <text:p text:style-name="P14"><text:tab/><text:span text:style-name="T1">git add *.estensione</text:span> : aggiunge tutti i file con estensione .estensione alla repo git.</text:p>
      <text:p text:style-name="P14"/>
      <text:p text:style-name="P2">git commit -m “Titolo”</text:p>
      <text:p text:style-name="P16"><text:span text:style-name="T1"><text:tab/></text:span>serve ad eseguire il commit e a dare un titolo </text:p>
      <text:p text:style-name="P16"><text:tab/>(posso aggiungere una descrizione con git commit <text:s/>-m “Titolo” -m “descrizione”)</text:p>
      <text:p text:style-name="P14"/>
      <text:p text:style-name="P15"><text:span text:style-name="T1">git r</text:span><text:span text:style-name="T2">estore</text:span><text:span text:style-name="T1"> --</text:span><text:span text:style-name="T2">staged</text:span><text:span text:style-name="T1"> &lt;nomefile&gt;</text:span></text:p>
      <text:p text:style-name="P15"><text:span text:style-name="T1"><text:tab/></text:span>rimuove il file &lt;nomefile&gt; dalla repo git</text:p>
      <text:p text:style-name="P14"/>
      <text:p text:style-name="P2">git log</text:p>
      <text:p text:style-name="P15"><text:tab/>mostra i conti eseguiti fino a questo momento e le loro informazioni (id, titolo, descrizione, <text:tab/>autore, data)</text:p>
      <text:p text:style-name="P14"><text:tab/>Si possono utilizzare opzioni quali --oneline per delle informazioni più compatte, --reverse per <text:tab/>vederle in ordine inverso</text:p>
      <text:p text:style-name="P14"/>
      <text:p text:style-name="P2">git commit --amend</text:p>
      <text:p text:style-name="P15"><text:tab/>modifica titolo/descrizione ultimo commit</text:p>
      <text:p text:style-name="P14"/>
      <text:p text:style-name="P1">git reset</text:p>
      <text:p text:style-name="P1"><text:tab/><text:span text:style-name="T7">serve ad eliminare i commit</text:span></text:p>
      <text:p text:style-name="P17"/>
      <text:p text:style-name="P1"><text:span text:style-name="T7"><text:tab/></text:span><text:span text:style-name="T5">git reset --soft</text:span><text:span text:style-name="T7"> </text:span><text:span text:style-name="T5"><text:s/></text:span><text:span text:style-name="T7">: riporta lo stato alla staging area precedente al commit.</text:span></text:p>
      <text:p text:style-name="P1"><text:span text:style-name="T7"><text:tab/></text:span><text:span text:style-name="T5">git reset --mixed </text:span><text:span text:style-name="T7">: riporta lo stato preccedente alla staging area (default).</text:span></text:p>
      <text:p text:style-name="P1"><text:span text:style-name="T7"><text:tab/></text:span><text:span text:style-name="T5">git reset --hard</text:span><text:span text:style-name="T7"> : cancella sia il commit che eventuali file aggiunti non presenti ad un commit <text:tab/>precedente </text:span><text:span text:style-name="T9">dalla working directory</text:span><text:span text:style-name="T7">.</text:span></text:p>
      <text:p text:style-name="P17"/>
      <text:p text:style-name="P3"><text:span text:style-name="T7"><text:tab/></text:span><text:span text:style-name="T5">N.B.</text:span><text:span text:style-name="T7"> vicino al comando reset oltre alla modalità si deve indicare <text:s/></text:span><text:span text:style-name="T12">HEAD</text:span><text:span text:style-name="T8"> + </text:span><text:span text:style-name="T7">uno tra </text:span><text:span text:style-name="T5">&lt;id-commit&gt;/^/~</text:span></text:p>
      <text:p text:style-name="P3"/>
      <text:p text:style-name="P3"><text:tab/>&lt;<text:span text:style-name="T5">id commit&gt; </text:span><text:span text:style-name="T7">riporta lo stato al commit di cui è stato indicato l’id.</text:span></text:p>
      <text:p text:style-name="P3"><text:span text:style-name="T7"><text:tab/></text:span><text:span text:style-name="T5">^ </text:span><text:span text:style-name="T7">torna indietro di un commit per ciascun ^ presente.</text:span></text:p>
      <text:p text:style-name="P3"><text:span text:style-name="T7"><text:tab/></text:span><text:span text:style-name="T5">~#commit </text:span><text:span text:style-name="T7">torna indietro di un numero di commit pari a quello indicato dal numero insetiro.</text:span></text:p>
      <text:p text:style-name="P18"><text:tab/></text:p>
      <text:p text:style-name="P3"><text:span text:style-name="T7"><text:tab/></text:span><text:span text:style-name="T12">ESEMPIO: </text:span><text:span text:style-name="T13">git reset --soft HEAD^^ </text:span><text:span text:style-name="T8">→ torna indietro di 2 commit riportando i file non prensenti al <text:tab/>commit in questione alla staging area</text:span></text:p>
      <text:p text:style-name="P19"/>
      <text:p text:style-name="P37">G<text:span text:style-name="T32">itignore</text:span></text:p>
      <text:p text:style-name="P4">touch .gitignore</text:p>
      <text:p text:style-name="P18"><text:span text:style-name="T14"><text:tab/>crea un file .gitignore che ignora i file </text:span><text:span text:style-name="T30">e le cartelle</text:span><text:span text:style-name="T14"> contenuti in esso dalla funzione di add e di <text:tab/><text:tab/>conseguenza commit.</text:span></text:p>
      <text:p text:style-name="P30"><text:span text:style-name="T15"><text:tab/></text:span><text:span text:style-name="T16">È possibile aprire il file .gitignore con un editor di testo, scrivere i nomi dei file </text:span><text:span text:style-name="T17">e/o delle cartelle</text:span><text:span text:style-name="T16"> <text:tab/>che si desidera ignorare e salvare il file, poi fare un add e un commit.</text:span></text:p>
      <text:p text:style-name="P30"><text:span text:style-name="T16"><text:tab/>All’interno del file .gitignore è possibile scrivere il </text:span><text:span text:style-name="T23">nome del file/</text:span><text:span text:style-name="T24">cartella</text:span><text:span text:style-name="T16"> che si desidera ignorare, <text:tab/>o in alternativa </text:span><text:span text:style-name="T23">*.estensione</text:span><text:span text:style-name="T16"> per rimuovere tutti i file con l’estensione indicata.</text:span></text:p>
      <text:p text:style-name="P31"><text:span text:style-name="T16"><text:tab/></text:span><text:span text:style-name="T23">!&lt;nomefile&gt; </text:span><text:span text:style-name="T16">permette di rendere visibile un file la cui estensione è indicata all’interno del <text:tab/>file .gitignore di cui però si vuole mantenere la visibilità.</text:span></text:p>
      <text:p text:style-name="P31"><text:span text:style-name="T16"><text:tab/></text:span><text:span text:style-name="T18">È possibile inserire commenti a linea singola all’interno del file ‘.gitignore’ iniziando la riga con il <text:tab/>carattere </text:span><text:span text:style-name="T25">#</text:span></text:p>
      <text:p text:style-name="P35"><text:soft-page-break/><text:span text:style-name="T3">B</text:span><text:span text:style-name="T4">ranch</text:span></text:p>
      <text:p text:style-name="P5">git branch</text:p>
      <text:p text:style-name="P30"><text:span text:style-name="T25"><text:tab/></text:span><text:span text:style-name="T19">mostra i branch esistenti nel progetto. </text:span><text:span text:style-name="T20">Il branch su cui ci troviamo al momento corrente è indicato <text:tab/>da un *</text:span></text:p>
      <text:p text:style-name="P20"/>
      <text:p text:style-name="P32"><text:span text:style-name="T25">g</text:span><text:span text:style-name="T22">it branch &lt;nomebranch&gt;</text:span></text:p>
      <text:p text:style-name="P32"><text:span text:style-name="T22"><text:tab/> </text:span><text:span text:style-name="T15">serve per creare nuovi branch.</text:span></text:p>
      <text:p text:style-name="P33"/>
      <text:p text:style-name="P6">git checkout &lt;nomebranch&gt;</text:p>
      <text:p text:style-name="P40"><text:span text:style-name="T15"><text:tab/></text:span><text:span text:style-name="T26">sposta il puntatore HEAD verso il branch </text:span><text:span text:style-name="T15">&lt;nomebranch&gt;</text:span><text:span text:style-name="T26">, quindi in parole povere serve a spostarsi <text:tab/>tra i vari brac</text:span><text:span text:style-name="T27">h</text:span><text:span text:style-name="T26">.</text:span></text:p>
      <text:p text:style-name="P21"/>
      <text:p text:style-name="P7">Git checkout -b &lt;nomebranch&gt;</text:p>
      <text:p text:style-name="P43"><text:span text:style-name="T15"><text:tab/></text:span><text:span text:style-name="T26">creau un nuovo branch </text:span><text:span text:style-name="T15">&lt;nomebranch&gt;</text:span><text:span text:style-name="T26"> e sposta il puntatore HEAD</text:span><text:span text:style-name="T29"> </text:span><text:span text:style-name="T26">sullo stesso.</text:span></text:p>
      <text:p text:style-name="P22"/>
      <text:p text:style-name="P8">git merge &lt;nomebranch&gt;</text:p>
      <text:p text:style-name="P41"><text:span text:style-name="T15"><text:tab/></text:span><text:span text:style-name="T26">serve ad unire il branch corrente con il branch </text:span><text:span text:style-name="T15">&lt;nomebranch&gt;</text:span></text:p>
      <text:p text:style-name="P8"/>
      <text:p text:style-name="P8">git branch --merged</text:p>
      <text:p text:style-name="P41"><text:span text:style-name="T15"><text:tab/></text:span><text:span text:style-name="T26">serve a vedere quali branch sono stati uniti.</text:span></text:p>
      <text:p text:style-name="P23"/>
      <text:p text:style-name="P8">git branch -d &lt;nomebranch&gt;</text:p>
      <text:p text:style-name="P41"><text:span text:style-name="T15"><text:tab/></text:span><text:span text:style-name="T26">serve ad eliminare il branch </text:span><text:span text:style-name="T15">&lt;nomebranch&gt;</text:span><text:span text:style-name="T26">. </text:span><text:span text:style-name="T28">Funziona solo se il branch è stato unito ad un altro <text:tab/>branch</text:span></text:p>
      <text:p text:style-name="P21"/>
      <text:p text:style-name="P42"><text:span text:style-name="T15">git branch -</text:span><text:span text:style-name="T21">D</text:span><text:span text:style-name="T15"> &lt;nomebranch&gt;</text:span></text:p>
      <text:p text:style-name="P24"><text:tab/>serve ad eliminare il branch &lt;nomebranch&gt;.</text:p>
      <text:p text:style-name="P24"/>
      <text:p text:style-name="P7">git branch --abort</text:p>
      <text:p text:style-name="P22"><text:tab/>serve ad interrompere il merge pendente tra due branch.</text:p>
      <text:p text:style-name="P25"/>
      <text:p text:style-name="P39">R<text:span text:style-name="T32">emote server</text:span></text:p>
      <text:p text:style-name="P11">git remote add &lt;nome<text:span text:style-name="T31">Server</text:span>&gt; &lt;url<text:span text:style-name="T31">Server</text:span>&gt;</text:p>
      <text:p text:style-name="P11"><text:tab/><text:span text:style-name="T6">serve per inserire l’indirizzo di un server remoto a cui effettuare push e pull</text:span></text:p>
      <text:p text:style-name="P28"/>
      <text:p text:style-name="P13">git remote</text:p>
      <text:p text:style-name="P13"><text:tab/><text:span text:style-name="T6">Fornisce la lista dei nomi dei server remoti registrati in precedenza.</text:span></text:p>
      <text:p text:style-name="P29"/>
      <text:p text:style-name="P13">git remote -v</text:p>
      <text:p text:style-name="P13"><text:tab/><text:span text:style-name="T6">fornisce la lista dei nomi e degli url dei server remoti registrati in precedenza.</text:span></text:p>
      <text:p text:style-name="P29"/>
      <text:p text:style-name="P13">git remote show &lt;nomeServer&gt;</text:p>
      <text:p text:style-name="P13"><text:span text:style-name="T6"><text:tab/>Serve ad ispezionare la configurazione del server </text:span>&lt;nomeServer&gt;</text:p>
      <text:p text:style-name="P24"/>
      <text:p text:style-name="P9">git remote rename &lt;nomeServer&gt; &lt;nuovoNomeServer&gt;</text:p>
      <text:p text:style-name="P9"><text:tab/><text:span text:style-name="T6">serve a rinominare il server </text:span>&lt;nomeServer&gt; <text:span text:style-name="T6">in </text:span>&lt;nuovoNomeServer&gt;</text:p>
      <text:p text:style-name="P9"/>
      <text:p text:style-name="P9">git remote remove &lt;nomeServer&gt;</text:p>
      <text:p text:style-name="P9"><text:tab/><text:span text:style-name="T6">serve ad eliminare il server.</text:span></text:p>
      <text:p text:style-name="P26"/>
      <text:p text:style-name="P48">Sincronizzazione</text:p>
      <text:p text:style-name="P12">git push -u &lt;nome<text:span text:style-name="T31">Server</text:span>&gt; &lt;nomeBranch&gt;</text:p>
      <text:p text:style-name="P12"><text:tab/><text:span text:style-name="T6">serve per fare l’upload </text:span><text:span text:style-name="T10">del nostro codice</text:span><text:span text:style-name="T6"> ad un server remoto. </text:span><text:span text:style-name="T10">L’opzione -u serve a specificare nella <text:tab/>configurazione un server remoto di default.</text:span></text:p>
      <text:p text:style-name="P24"/>
      <text:p text:style-name="P45">git fetch</text:p>
      <text:p text:style-name="P24"><text:tab/><text:span text:style-name="T33">sincronizza le informazioni della repository remota nella repository locale.</text:span></text:p>
      <text:p text:style-name="P24"><text:tab/><text:span text:style-name="T33">Dopo è necessario effettuare il comando git merge per unire i commit.</text:span></text:p>
      <text:p text:style-name="P24"/>
      <text:p text:style-name="P45">git pull</text:p>
      <text:p text:style-name="P45"><text:tab/><text:span text:style-name="T6">sincronizza le informazioni della repository remota nella repository locale unendo <text:tab/>automaticamente i commit</text:span></text:p>
      <text:p text:style-name="P46"><text:soft-page-break/>git clone &lt;URL_Server&gt;</text:p>
      <text:p text:style-name="P46"><text:tab/><text:span text:style-name="T6">clona il remote server </text:span>&lt;URL_server&gt; <text:span text:style-name="T6">in locale, mantenendo tutti i commit e le modifiche nel <text:tab/>tempo.</text:span></text:p>
      <text:p text:style-name="P46"><text:span text:style-name="T6"><text:tab/>Il comando clone accetta anche alcune opzioni:</text:span></text:p>
      <text:p text:style-name="P46"><text:span text:style-name="T6"><text:tab/></text:span>git clone &lt;URL_Server&gt; &lt;nomeCartella&gt; <text:span text:style-name="T6">clona il server in locale assegnando il nome <text:tab/></text:span>&lt;nomeCartella&gt; <text:span text:style-name="T11">alla repository appena clonata.</text:span></text:p>
      <text:p text:style-name="P46"><text:span text:style-name="T11"><text:tab/></text:span></text:p>
      <text:p text:style-name="P46"><text:span text:style-name="T6"/></text:p>
      <text:p text:style-name="P38">C<text:span text:style-name="T32">omandi utili bash</text:span></text:p>
      <text:p text:style-name="P10">cat &lt;nomefile&gt;</text:p>
      <text:p text:style-name="P10"><text:span text:style-name="T6"><text:tab/>legge il file </text:span>&lt;nomefile&gt;<text:span text:style-name="T6"> e ne stampa il contenuto a schermo</text:span></text:p>
      <text:p text:style-name="P27"/>
      <text:p text:style-name="P10">vim &lt;nomefile&gt;</text:p>
      <text:p text:style-name="P27"><text:tab/>apre il file in un editor di testo da terminale.</text:p>
      <text:p text:style-name="P10"><text:span text:style-name="T6"><text:tab/>Cliccando </text:span>i <text:span text:style-name="T6">inizia la fase di inserimento in cui si può scrivere ciò che si vuole al documento.</text:span></text:p>
      <text:p text:style-name="P10"><text:span text:style-name="T6"><text:tab/>Cliccando</text:span> Esc <text:span text:style-name="T6">e digitando</text:span> :wq <text:span text:style-name="T6">si salva il contenuto e si chiude il documento.</text:span></text:p>
      <text:p text:style-name="P27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5T13:11:12.845915090</meta:creation-date>
    <dc:date>2021-09-17T15:33:40.854490554</dc:date>
    <meta:editing-duration>PT2H28M34S</meta:editing-duration>
    <meta:editing-cycles>16</meta:editing-cycles>
    <meta:generator>LibreOffice/7.1.5.2$Linux_X86_64 LibreOffice_project/10$Build-2</meta:generator>
    <meta:document-statistic meta:table-count="0" meta:image-count="0" meta:object-count="0" meta:page-count="3" meta:paragraph-count="91" meta:word-count="810" meta:character-count="5037" meta:non-whitespace-character-count="4247"/>
  </office:meta>
</office:document-meta>
</file>